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203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205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b5e087" draw:textarea-horizontal-align="left" draw:textarea-vertical-align="top" draw:auto-grow-height="false" fo:min-height="0.205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b5e087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3cm" svg:height="0.627cm" svg:x="9.998cm" svg:y="14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27cm" svg:height="0.627cm" svg:x="10.624cm" svg:y="14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29cm" svg:x="9.998cm" svg:y="15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27cm" svg:height="0.629cm" svg:x="10.624cm" svg:y="15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27cm" svg:x="11.249cm" svg:y="14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3cm" svg:height="0.629cm" svg:x="11.249cm" svg:y="15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0:58.428080827</meta:creation-date>
    <dc:date>2018-05-07T13:51:13.578737547</dc:date>
    <meta:editing-duration>PT15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